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152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.1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.102cm"/>
    </style:style>
    <style:style style:name="gr6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.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2.9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2.932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102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5cm" fo:min-width="0.4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5cm" fo:min-width="0.31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5cm" fo:min-width="0.3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2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10pt" fo:font-style="italic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8pt" style:font-size-complex="8pt"/>
    </style:style>
    <style:style style:name="T3" style:family="text">
      <style:text-properties style:text-position="sub 58%" fo:font-size="12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style:text-position="sub 58%"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text-position="sub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42cm" svg:y1="12.548cm" svg:x2="6.542cm" svg:y2="3.159cm">
          <text:p/>
        </draw:line>
        <draw:line draw:style-name="gr1" draw:text-style-name="P1" draw:layer="layout" svg:x1="6.542cm" svg:y1="12.517cm" svg:x2="17.519cm" svg:y2="12.373cm">
          <text:p/>
        </draw:line>
        <draw:custom-shape draw:style-name="gr2" draw:text-style-name="P2" draw:layer="layout" svg:width="0.433cm" svg:height="0.435cm" svg:x="11.45cm" svg:y="6.628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4cm" svg:height="0.433cm" svg:x="6.988cm" svg:y="9.931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33cm" svg:height="0.432cm" svg:x="10.439cm" svg:y="5.763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32cm" svg:height="0.432cm" svg:x="11.018cm" svg:y="7.207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32cm" svg:height="0.434cm" svg:x="12.462cm" svg:y="7.639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33cm" svg:height="0.434cm" svg:x="11.594cm" svg:y="8.651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33cm" svg:height="0.434cm" svg:x="13.184cm" svg:y="6.484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33cm" svg:height="0.433cm" svg:x="13.328cm" svg:y="9.952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3cm" svg:height="0.433cm" svg:x="13.184cm" svg:y="3.854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2cm" svg:height="0.434cm" svg:x="9.428cm" svg:y="10.961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3cm" svg:height="0.433cm" svg:x="10.006cm" svg:y="11.54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4cm" svg:height="0.435cm" svg:x="8.705cm" svg:y="4.029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4cm" svg:height="0.433cm" svg:x="11.305cm" svg:y="11.973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3cm" svg:height="0.434cm" svg:x="7.117cm" svg:y="6.484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2cm" svg:height="0.434cm" svg:x="13.761cm" svg:y="11.395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776cm" svg:height="5.345cm" svg:x="9.572cm" svg:y="5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119cm" svg:height="7.51cm" svg:x="8.387cm" svg:y="4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28cm" svg:height="1.131cm" svg:x="16.216cm" svg:y="6.484cm">
          <draw:text-box>
            <text:p><text:span text:style-name="T2">h</text:span><text:span text:style-name="T3">2</text:span></text:p>
          </draw:text-box>
        </draw:frame>
        <draw:frame draw:style-name="gr5" draw:text-style-name="P3" draw:layer="layout" svg:width="1.664cm" svg:height="1.131cm" svg:x="9.66cm" svg:y="6.487cm">
          <draw:text-box>
            <text:p><text:span text:style-name="T2">h</text:span><text:span text:style-name="T3">1</text:span></text:p>
          </draw:text-box>
        </draw:frame>
        <draw:custom-shape draw:style-name="gr6" draw:text-style-name="P1" draw:layer="layout" svg:width="6.789cm" svg:height="6.279cm" svg:x="8.57cm" svg:y="4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662cm" svg:height="0.974cm" svg:x="9.227cm" svg:y="5.476cm">
          <draw:text-box>
            <text:p><text:span text:style-name="T2">C</text:span></text:p>
          </draw:text-box>
        </draw:frame>
        <draw:frame draw:style-name="gr8" draw:text-style-name="P4" draw:layer="layout" svg:width="3.432cm" svg:height="1.103cm" svg:x="10.454cm" svg:y="12.47cm">
          <draw:text-box>
            <text:p><text:span text:style-name="T4">Feature 1</text:span></text:p>
          </draw:text-box>
        </draw:frame>
        <draw:frame draw:style-name="gr9" draw:text-style-name="P4" draw:layer="layout" svg:width="3.432cm" svg:height="1.104cm" draw:transform="rotate (1.59121667904323) translate (5.658cm 9.156cm)">
          <draw:text-box>
            <text:p><text:span text:style-name="T4">Feature 2</text:span></text:p>
          </draw:text-box>
        </draw:frame>
        <draw:line draw:style-name="gr1" draw:text-style-name="P1" draw:layer="layout" svg:x1="2.27cm" svg:y1="23.352cm" svg:x2="2.27cm" svg:y2="17.392cm">
          <text:p/>
        </draw:line>
        <draw:line draw:style-name="gr1" draw:text-style-name="P1" draw:layer="layout" svg:x1="2.27cm" svg:y1="23.332cm" svg:x2="9.238cm" svg:y2="23.241cm">
          <text:p/>
        </draw:line>
        <draw:custom-shape draw:style-name="gr10" draw:text-style-name="P1" draw:layer="layout" svg:width="0.254cm" svg:height="0.254cm" svg:x="2.651cm" svg:y="17.7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54cm" svg:height="0.254cm" svg:x="2.778cm" svg:y="18.5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54cm" svg:height="0.254cm" svg:x="3.286cm" svg:y="19.1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54cm" svg:height="0.254cm" svg:x="2.905cm" svg:y="20.4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54cm" svg:height="0.254cm" svg:x="4.683cm" svg:y="20.4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54cm" svg:height="0.254cm" svg:x="3.667cm" svg:y="22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" draw:layer="layout" svg:x1="5.191cm" svg:y1="17.637cm" svg:x2="5.191cm" svg:y2="23.352cm">
          <text:p/>
        </draw:line>
        <draw:line draw:style-name="gr11" draw:text-style-name="P1" draw:layer="layout" svg:x1="2.27cm" svg:y1="20.05cm" svg:x2="9.128cm" svg:y2="20.05cm">
          <text:p/>
        </draw:line>
        <draw:custom-shape draw:style-name="gr10" draw:text-style-name="P1" draw:layer="layout" svg:width="0.254cm" svg:height="0.254cm" svg:x="5.445cm" svg:y="17.7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254cm" svg:x="5.572cm" svg:y="18.39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0.254cm" svg:height="0.254cm" svg:x="5.997cm" svg:y="18.9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0.254cm" svg:height="0.254cm" svg:x="6.334cm" svg:y="19.41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254cm" svg:height="0.254cm" svg:x="6.588cm" svg:y="18.01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254cm" svg:height="0.254cm" svg:x="5.402cm" svg:y="20.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54cm" svg:height="0.254cm" svg:x="5.953cm" svg:y="21.4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" draw:layer="layout" svg:x1="7.096cm" svg:y1="17.637cm" svg:x2="7.096cm" svg:y2="23.352cm">
          <text:p/>
        </draw:line>
        <draw:custom-shape draw:style-name="gr10" draw:text-style-name="P1" draw:layer="layout" svg:width="0.254cm" svg:height="0.254cm" svg:x="8.112cm" svg:y="18.65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1" draw:layer="layout" svg:width="0.254cm" svg:height="0.254cm" svg:x="7.35cm" svg:y="18.0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0.254cm" svg:height="0.254cm" svg:x="7.477cm" svg:y="19.2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0.254cm" svg:height="0.254cm" svg:x="8.239cm" svg:y="20.43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1" draw:layer="layout" svg:width="0.254cm" svg:height="0.254cm" svg:x="7.35cm" svg:y="21.1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0.254cm" svg:height="0.254cm" svg:x="8.366cm" svg:y="21.95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2" draw:text-style-name="P5" draw:layer="layout" svg:width="0.832cm" svg:height="0.661cm" svg:x="4.81cm" svg:y="23.326cm">
          <draw:text-box>
            <text:p text:style-name="P5"><text:span text:style-name="T5">v</text:span><text:span text:style-name="T6">10</text:span></text:p>
          </draw:text-box>
        </draw:frame>
        <draw:frame draw:style-name="gr12" draw:text-style-name="P5" draw:layer="layout" svg:width="0.832cm" svg:height="0.661cm" svg:x="6.772cm" svg:y="23.326cm">
          <draw:text-box>
            <text:p text:style-name="P5"><text:span text:style-name="T5">v</text:span><text:span text:style-name="T6">11</text:span></text:p>
          </draw:text-box>
        </draw:frame>
        <draw:frame draw:style-name="gr12" draw:text-style-name="P5" draw:layer="layout" svg:width="0.832cm" svg:height="0.661cm" svg:x="1.381cm" svg:y="19.77cm">
          <draw:text-box>
            <text:p text:style-name="P5"><text:span text:style-name="T5">v</text:span><text:span text:style-name="T6">20</text:span></text:p>
          </draw:text-box>
        </draw:frame>
        <draw:frame draw:style-name="gr8" draw:text-style-name="P4" draw:layer="layout" svg:width="3.432cm" svg:height="1.103cm" svg:x="7.35cm" svg:y="23.265cm">
          <draw:text-box>
            <text:p><text:span text:style-name="T4">Feature 1</text:span></text:p>
          </draw:text-box>
        </draw:frame>
        <draw:frame draw:style-name="gr9" draw:text-style-name="P4" draw:layer="layout" svg:width="3.432cm" svg:height="1.104cm" draw:transform="rotate (1.59121667904323) translate (1.578cm 19.567cm)">
          <draw:text-box>
            <text:p><text:span text:style-name="T4">Feature 2</text:span></text:p>
          </draw:text-box>
        </draw:frame>
        <draw:custom-shape draw:style-name="gr2" draw:text-style-name="P1" draw:layer="layout" svg:width="2.622cm" svg:height="1.318cm" svg:x="12.29cm" svg:y="16.621cm">
          <text:p text:style-name="P1"><text:span text:style-name="T7">x</text:span><text:span text:style-name="T8">1</text:span><text:span text:style-name="T7"> &gt;v</text:span><text:span text:style-name="T8">11</text:span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622cm" svg:height="1.318cm" svg:x="10.87cm" svg:y="18.851cm">
          <text:p text:style-name="P1"><text:span text:style-name="T7">x</text:span><text:span text:style-name="T8">1</text:span><text:span text:style-name="T7"> &gt; v</text:span><text:span text:style-name="T8">10</text:span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621cm" svg:height="1.318cm" svg:x="12.253cm" svg:y="21.121cm">
          <text:p text:style-name="P1"><text:span text:style-name="T7">x</text:span><text:span text:style-name="T8">2</text:span><text:span text:style-name="T7"> &gt; v</text:span><text:span text:style-name="T8">20</text:span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draw:layer="layout" svg:width="1.42cm" svg:height="0.709cm" svg:x="14.693cm" svg:y="18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488cm" svg:height="0.452cm" svg:x="15.13cm" svg:y="19.0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draw:layer="layout" svg:width="1.42cm" svg:height="0.71cm" svg:x="10.652cm" svg:y="20.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437cm" svg:height="0.406cm" svg:x="11.089cm" svg:y="21.1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19cm" svg:height="0.71cm" svg:x="14.219cm" svg:y="2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437cm" svg:height="0.406cm" svg:x="14.655cm" svg:y="23.3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2cm" svg:height="0.71cm" svg:x="11.16cm" svg:y="2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3.564cm" svg:y1="22.424cm" svg:x2="11.816cm" svg:y2="23.235cm">
          <text:p/>
        </draw:line>
        <draw:line draw:style-name="gr14" draw:text-style-name="P1" draw:layer="layout" svg:x1="13.563cm" svg:y1="22.439cm" svg:x2="14.983cm" svg:y2="23.25cm">
          <text:p/>
        </draw:line>
        <draw:line draw:style-name="gr14" draw:text-style-name="P1" draw:layer="layout" svg:x1="12.181cm" svg:y1="20.169cm" svg:x2="11.089cm" svg:y2="20.98cm">
          <text:p/>
        </draw:line>
        <draw:line draw:style-name="gr14" draw:text-style-name="P1" draw:layer="layout" svg:x1="12.181cm" svg:y1="20.169cm" svg:x2="13.573cm" svg:y2="21.066cm">
          <text:p/>
        </draw:line>
        <draw:line draw:style-name="gr14" draw:text-style-name="P1" draw:layer="layout" svg:x1="13.601cm" svg:y1="17.939cm" svg:x2="12.181cm" svg:y2="18.851cm">
          <text:p/>
        </draw:line>
        <draw:line draw:style-name="gr14" draw:text-style-name="P1" draw:layer="layout" svg:x1="13.601cm" svg:y1="17.939cm" svg:x2="15.349cm" svg:y2="18.953cm">
          <text:p/>
        </draw:line>
        <draw:frame draw:style-name="gr15" draw:text-style-name="P6" draw:layer="layout" svg:width="1.086cm" svg:height="0.645cm" svg:x="14.256cm" svg:y="17.931cm">
          <draw:text-box>
            <text:p text:style-name="P6">Yes</text:p>
          </draw:text-box>
        </draw:frame>
        <draw:frame draw:style-name="gr16" draw:text-style-name="P6" draw:layer="layout" svg:width="0.951cm" svg:height="0.645cm" svg:x="11.963cm" svg:y="17.939cm">
          <draw:text-box>
            <text:p text:style-name="P6">No</text:p>
          </draw:text-box>
        </draw:frame>
        <draw:frame draw:style-name="gr16" draw:text-style-name="P6" draw:layer="layout" svg:width="0.951cm" svg:height="0.645cm" svg:x="11.089cm" svg:y="20.06cm">
          <draw:text-box>
            <text:p text:style-name="P6">No</text:p>
          </draw:text-box>
        </draw:frame>
        <draw:frame draw:style-name="gr15" draw:text-style-name="P6" draw:layer="layout" svg:width="1.086cm" svg:height="0.645cm" svg:x="12.559cm" svg:y="20.118cm">
          <draw:text-box>
            <text:p text:style-name="P6">Yes</text:p>
          </draw:text-box>
        </draw:frame>
        <draw:frame draw:style-name="gr15" draw:text-style-name="P6" draw:layer="layout" svg:width="1.086cm" svg:height="0.645cm" svg:x="13.993cm" svg:y="22.424cm">
          <draw:text-box>
            <text:p text:style-name="P6">Yes</text:p>
          </draw:text-box>
        </draw:frame>
        <draw:frame draw:style-name="gr17" draw:text-style-name="P6" draw:layer="layout" svg:width="0.951cm" svg:height="0.645cm" svg:x="12.137cm" svg:y="22.315cm">
          <draw:text-box>
            <text:p text:style-name="P6">No</text:p>
          </draw:text-box>
        </draw:frame>
        <draw:custom-shape draw:style-name="gr10" draw:text-style-name="P1" draw:layer="layout" svg:width="0.437cm" svg:height="0.405cm" svg:x="11.589cm" svg:y="23.438cm">
          <text:p/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bajeet </meta:initial-creator>
    <meta:creation-date>2014-04-06T04:46:11</meta:creation-date>
    <dc:date>2014-04-06T23:23:19</dc:date>
    <dc:creator>nabajeet </dc:creator>
    <meta:editing-duration>PT7M25S</meta:editing-duration>
    <meta:editing-cycles>7</meta:editing-cycles>
    <meta:generator>LibreOffice/3.5$Linux_x86 LibreOffice_project/350m1$Build-2</meta:generator>
    <meta:document-statistic meta:object-count="77"/>
  </office:meta>
</office:document-meta>
</file>